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fo:font-variant="normal" fo:text-transform="none" fo:color="#000000" loext:opacity="100%" style:font-name="Arial1" fo:font-size="13pt" fo:letter-spacing="normal" fo:font-style="normal" fo:font-weight="normal" officeooo:paragraph-rsid="003a32c3" style:font-size-asian="13pt" style:font-weight-asian="normal" style:font-size-complex="13pt" style:font-weight-complex="normal"/>
    </style:style>
    <style:style style:name="P2" style:family="paragraph" style:parent-style-name="Standard">
      <style:text-properties fo:font-variant="normal" fo:text-transform="none" fo:color="#000000" loext:opacity="100%" style:font-name="Arial1" fo:font-size="13pt" fo:letter-spacing="normal" fo:font-style="normal" fo:font-weight="normal" officeooo:rsid="004b7049" officeooo:paragraph-rsid="004d5f74" fo:background-color="transparent" style:font-size-asian="13pt" style:font-weight-asian="normal" style:font-size-complex="13pt" style:font-weight-complex="normal"/>
    </style:style>
    <style:style style:name="P3" style:family="paragraph" style:parent-style-name="Standard">
      <style:text-properties fo:font-variant="normal" fo:text-transform="none" fo:color="#000000" loext:opacity="100%" style:font-name="Arial1" fo:font-size="13pt" fo:letter-spacing="normal" fo:font-style="normal" fo:font-weight="normal" officeooo:rsid="004b7049" officeooo:paragraph-rsid="0058c725" fo:background-color="transparent" style:font-size-asian="13pt" style:font-weight-asian="normal" style:font-size-complex="13pt" style:font-weight-complex="normal"/>
    </style:style>
    <style:style style:name="P4" style:family="paragraph" style:parent-style-name="Standard">
      <style:text-properties fo:font-variant="normal" fo:text-transform="none" fo:color="#000000" loext:opacity="100%" style:font-name="Arial1" fo:font-size="13pt" fo:letter-spacing="normal" fo:font-style="normal" fo:font-weight="normal" officeooo:rsid="004b7049" officeooo:paragraph-rsid="005bbef8" fo:background-color="transparent" style:font-size-asian="13pt" style:font-weight-asian="normal" style:font-size-complex="13pt" style:font-weight-complex="normal"/>
    </style:style>
    <style:style style:name="P5" style:family="paragraph" style:parent-style-name="Standard">
      <style:text-properties fo:font-variant="normal" fo:text-transform="none" fo:color="#000000" loext:opacity="100%" style:font-name="Arial1" fo:font-size="13pt" fo:letter-spacing="normal" fo:font-style="normal" fo:font-weight="normal" officeooo:rsid="004b7049" officeooo:paragraph-rsid="005b57e3" fo:background-color="transparent" style:font-size-asian="13pt" style:font-weight-asian="normal" style:font-size-complex="13pt" style:font-weight-complex="normal"/>
    </style:style>
    <style:style style:name="P6" style:family="paragraph" style:parent-style-name="Standard">
      <style:paragraph-properties fo:margin-top="0in" fo:margin-bottom="0in" style:contextual-spacing="false" fo:line-height="115%"/>
      <style:text-properties fo:font-variant="normal" fo:text-transform="none" fo:color="#000000" loext:opacity="100%" style:font-name="Arial1" fo:font-size="13pt" fo:letter-spacing="normal" fo:font-style="normal" fo:font-weight="normal" officeooo:rsid="004b7049" officeooo:paragraph-rsid="006d7c57" fo:background-color="transparent" style:font-size-asian="13pt" style:font-weight-asian="normal" style:font-size-complex="13pt" style:font-weight-complex="normal"/>
    </style:style>
    <style:style style:name="P7" style:family="paragraph" style:parent-style-name="Standard">
      <style:paragraph-properties fo:margin-top="0in" fo:margin-bottom="0in" style:contextual-spacing="false" fo:line-height="115%"/>
      <style:text-properties fo:font-variant="normal" fo:text-transform="none" fo:color="#000000" loext:opacity="100%" style:font-name="Arial1" fo:font-size="13pt" fo:letter-spacing="normal" fo:font-style="normal" fo:font-weight="normal" officeooo:rsid="00211bd8" officeooo:paragraph-rsid="003cc351" fo:background-color="transparent" style:font-size-asian="13pt" style:font-weight-asian="normal" style:font-size-complex="13pt" style:font-weight-complex="normal"/>
    </style:style>
    <style:style style:name="P8" style:family="paragraph" style:parent-style-name="Standard">
      <style:text-properties fo:font-variant="normal" fo:text-transform="none" fo:color="#000000" loext:opacity="100%" style:font-name="Arial1" fo:font-size="13pt" fo:letter-spacing="normal" fo:font-style="normal" fo:font-weight="normal" officeooo:paragraph-rsid="003a32c3" fo:background-color="transparent" style:font-size-asian="13pt" style:font-weight-asian="normal" style:font-size-complex="13pt" style:font-weight-complex="normal"/>
    </style:style>
    <style:style style:name="P9" style:family="paragraph" style:parent-style-name="Standard">
      <style:paragraph-properties fo:line-height="150%" fo:text-align="center" style:justify-single-word="false"/>
      <style:text-properties style:font-name="Arial1" fo:font-size="20pt" fo:font-weight="bold" officeooo:paragraph-rsid="003dc608" style:font-size-asian="20pt" style:font-weight-asian="bold" style:font-size-complex="20pt" style:font-weight-complex="bold"/>
    </style:style>
    <style:style style:name="P10" style:family="paragraph" style:parent-style-name="Standard">
      <style:paragraph-properties fo:line-height="150%" fo:text-align="center" style:justify-single-word="false"/>
      <style:text-properties style:font-name="Arial1" fo:font-size="26pt" fo:font-weight="bold" officeooo:paragraph-rsid="003dc608" style:font-size-asian="26pt" style:font-weight-asian="bold" style:font-size-complex="26pt" style:font-weight-complex="bold"/>
    </style:style>
    <style:style style:name="P11" style:family="paragraph" style:parent-style-name="Standard">
      <style:paragraph-properties fo:line-height="150%" fo:text-align="center" style:justify-single-word="false"/>
      <style:text-properties style:font-name="Arial1" fo:font-size="16pt" officeooo:paragraph-rsid="003dc608" style:font-size-asian="16pt" style:font-size-complex="16pt"/>
    </style:style>
    <style:style style:name="P12" style:family="paragraph" style:parent-style-name="Standard">
      <style:text-properties style:font-name="Arial1" fo:font-size="13pt" officeooo:paragraph-rsid="00733ab4" style:font-size-asian="13pt" style:font-size-complex="13pt"/>
    </style:style>
    <style:style style:name="P13" style:family="paragraph" style:parent-style-name="Standard">
      <style:text-properties style:font-name="Arial1" fo:font-size="13pt" officeooo:rsid="00721e70" officeooo:paragraph-rsid="00733ab4" style:font-size-asian="13pt" style:font-size-complex="13pt" loext:padding="0in" loext:border="none"/>
    </style:style>
    <style:style style:name="P14" style:family="paragraph" style:parent-style-name="Standard">
      <style:text-properties style:font-name="Arial1" fo:font-size="13pt" officeooo:rsid="00521f1e" officeooo:paragraph-rsid="00733ab4" style:font-size-asian="13pt" style:font-size-complex="13pt" loext:padding="0in" loext:border="none"/>
    </style:style>
    <style:style style:name="P15" style:family="paragraph" style:parent-style-name="Standard">
      <style:text-properties style:font-name="Arial1" fo:font-size="13pt" officeooo:rsid="00521f1e" officeooo:paragraph-rsid="007de9b4" style:font-size-asian="13pt" style:font-size-complex="13pt" loext:padding="0in" loext:border="none"/>
    </style:style>
    <style:style style:name="P16" style:family="paragraph" style:parent-style-name="Standard">
      <style:text-properties style:font-name="Arial1" fo:font-size="13pt" style:text-underline-style="none" fo:font-weight="bold" officeooo:rsid="00752a61" officeooo:paragraph-rsid="007a49e0" style:font-size-asian="13pt" style:font-weight-asian="bold" style:font-size-complex="13pt" style:font-weight-complex="bold"/>
    </style:style>
    <style:style style:name="P17" style:family="paragraph" style:parent-style-name="Standard">
      <style:text-properties style:font-name="Arial1" fo:font-size="13pt" style:text-underline-style="solid" style:text-underline-width="auto" style:text-underline-color="font-color" fo:font-weight="bold" officeooo:rsid="00733ab4" officeooo:paragraph-rsid="00733ab4" style:font-size-asian="13pt" style:font-weight-asian="bold" style:font-size-complex="13pt" style:font-weight-complex="bold"/>
    </style:style>
    <style:style style:name="P18" style:family="paragraph" style:parent-style-name="Standard">
      <style:text-properties style:font-name="Arial1" fo:font-size="13pt" officeooo:rsid="00310935" officeooo:paragraph-rsid="00310935" fo:background-color="transparent" style:font-size-asian="13pt" style:font-size-complex="13pt"/>
    </style:style>
    <style:style style:name="P19" style:family="paragraph" style:parent-style-name="Standard">
      <style:text-properties style:font-name="Arial1" fo:font-size="13pt" officeooo:paragraph-rsid="00502ccc" fo:background-color="transparent" style:font-size-asian="13pt" style:font-size-complex="13pt"/>
    </style:style>
    <style:style style:name="P20" style:family="paragraph" style:parent-style-name="Standard">
      <style:text-properties style:font-name="Arial1" fo:font-size="13pt" officeooo:paragraph-rsid="005f01dd" fo:background-color="transparent" style:font-size-asian="13pt" style:font-size-complex="13pt"/>
    </style:style>
    <style:style style:name="P21" style:family="paragraph" style:parent-style-name="Standard">
      <style:paragraph-properties fo:margin-top="0in" fo:margin-bottom="0in" style:contextual-spacing="false" fo:line-height="115%"/>
      <style:text-properties style:font-name="Arial1" fo:font-size="13pt" officeooo:paragraph-rsid="0068ec59" fo:background-color="transparent" style:font-size-asian="13pt" style:font-size-complex="13pt"/>
    </style:style>
    <style:style style:name="P22" style:family="paragraph" style:parent-style-name="Standard">
      <style:paragraph-properties fo:margin-top="0in" fo:margin-bottom="0in" style:contextual-spacing="false" fo:line-height="115%"/>
      <style:text-properties style:font-name="Arial1" fo:font-size="13pt" officeooo:paragraph-rsid="0069bf21" fo:background-color="transparent" style:font-size-asian="13pt" style:font-size-complex="13pt"/>
    </style:style>
    <style:style style:name="P23" style:family="paragraph" style:parent-style-name="Standard">
      <style:paragraph-properties fo:margin-top="0in" fo:margin-bottom="0in" style:contextual-spacing="false" fo:line-height="115%"/>
      <style:text-properties style:font-name="Arial1" fo:font-size="13pt" officeooo:paragraph-rsid="0077f9c3" fo:background-color="transparent" style:font-size-asian="13pt" style:font-size-complex="13pt"/>
    </style:style>
    <style:style style:name="P24" style:family="paragraph" style:parent-style-name="Standard">
      <style:paragraph-properties fo:margin-top="0in" fo:margin-bottom="0in" style:contextual-spacing="false" fo:line-height="115%"/>
      <style:text-properties style:font-name="Arial1" fo:font-size="13pt" officeooo:paragraph-rsid="006eada0" fo:background-color="transparent" style:font-size-asian="13pt" style:font-size-complex="13pt"/>
    </style:style>
    <style:style style:name="P25" style:family="paragraph" style:parent-style-name="Standard">
      <style:paragraph-properties fo:margin-top="0in" fo:margin-bottom="0in" style:contextual-spacing="false" fo:line-height="115%"/>
      <style:text-properties style:font-name="Arial1" fo:font-size="13pt" officeooo:paragraph-rsid="007966ce" fo:background-color="transparent" style:font-size-asian="13pt" style:font-size-complex="13pt"/>
    </style:style>
    <style:style style:name="P26" style:family="paragraph" style:parent-style-name="Standard">
      <style:paragraph-properties fo:margin-top="0in" fo:margin-bottom="0in" style:contextual-spacing="false" fo:line-height="115%"/>
      <style:text-properties style:font-name="Arial1" fo:font-size="13pt" officeooo:paragraph-rsid="007cde18" fo:background-color="transparent" style:font-size-asian="13pt" style:font-size-complex="13pt"/>
    </style:style>
    <style:style style:name="P27" style:family="paragraph" style:parent-style-name="Standard">
      <style:paragraph-properties fo:margin-top="0in" fo:margin-bottom="0in" style:contextual-spacing="false" fo:line-height="115%"/>
      <style:text-properties style:font-name="Arial1" fo:font-size="13pt" officeooo:paragraph-rsid="006534c2" fo:background-color="transparent" style:font-size-asian="13pt" style:font-size-complex="13pt"/>
    </style:style>
    <style:style style:name="P28" style:family="paragraph" style:parent-style-name="Standard">
      <style:paragraph-properties fo:line-height="150%" fo:text-align="center" style:justify-single-word="false"/>
      <style:text-properties officeooo:paragraph-rsid="003dc608"/>
    </style:style>
    <style:style style:name="P29" style:family="paragraph" style:parent-style-name="Standard">
      <style:paragraph-properties fo:line-height="150%" fo:text-align="center" style:justify-single-word="false"/>
      <style:text-properties fo:color="#2e333e" loext:opacity="100%" style:font-name="Arial1" fo:font-size="20pt" fo:font-weight="bold" officeooo:paragraph-rsid="003dc608" style:font-size-asian="20pt" style:font-weight-asian="bold" style:font-size-complex="20pt" style:font-weight-complex="bold"/>
    </style:style>
    <style:style style:name="P30" style:family="paragraph" style:parent-style-name="Standard">
      <style:paragraph-properties fo:line-height="150%" fo:text-align="center" style:justify-single-word="false"/>
      <style:text-properties fo:color="#2e333e" loext:opacity="100%" style:font-name="Arial1" fo:font-size="14pt" officeooo:paragraph-rsid="003dc608" style:font-size-asian="14pt" style:font-size-complex="14pt"/>
    </style:style>
    <style:style style:name="P31" style:family="paragraph" style:parent-style-name="Standard">
      <style:paragraph-properties fo:line-height="150%" fo:text-align="center" style:justify-single-word="false"/>
      <style:text-properties fo:color="#2e333e" loext:opacity="100%" style:font-name="Arial1" fo:font-size="14pt" officeooo:rsid="003ff7df" officeooo:paragraph-rsid="003ff7df" style:font-size-asian="14pt" style:font-size-complex="14pt"/>
    </style:style>
    <style:style style:name="P32" style:family="paragraph" style:parent-style-name="Standard">
      <style:paragraph-properties fo:line-height="150%" fo:text-align="center" style:justify-single-word="false"/>
      <style:text-properties fo:color="#2e333e" loext:opacity="100%" style:font-name="Arial1" fo:font-size="26pt" fo:font-weight="bold" officeooo:paragraph-rsid="00453bf7" style:font-size-asian="26pt" style:font-weight-asian="bold" style:font-size-complex="26pt" style:font-weight-complex="bold"/>
    </style:style>
    <style:style style:name="P33" style:family="paragraph" style:parent-style-name="Standard">
      <style:paragraph-properties fo:line-height="150%" fo:text-align="center" style:justify-single-word="false"/>
      <style:text-properties fo:color="#2e333e" loext:opacity="100%" style:font-name="Arial1" fo:font-size="16pt" officeooo:rsid="003ff7df" officeooo:paragraph-rsid="003ff7df" style:font-size-asian="16pt" style:font-size-complex="16pt"/>
    </style:style>
    <style:style style:name="P34" style:family="paragraph" style:parent-style-name="Standard">
      <style:paragraph-properties fo:line-height="150%" fo:text-align="center" style:justify-single-word="false"/>
      <style:text-properties fo:color="#2e333e" loext:opacity="100%" style:font-name="Arial1" fo:font-size="16pt" officeooo:rsid="003fb3f8" officeooo:paragraph-rsid="003ff7df" style:font-size-asian="16pt" style:font-size-complex="16pt"/>
    </style:style>
    <style:style style:name="P35" style:family="paragraph" style:parent-style-name="Footnote">
      <style:paragraph-properties fo:margin-left="0in" fo:margin-right="0in" fo:text-indent="0in" style:auto-text-indent="false"/>
      <style:text-properties officeooo:paragraph-rsid="00521f1e"/>
    </style:style>
    <style:style style:name="P36" style:family="paragraph" style:parent-style-name="Footnote">
      <style:paragraph-properties fo:margin-left="0in" fo:margin-right="0in" fo:text-indent="0in" style:auto-text-indent="false"/>
    </style:style>
    <style:style style:name="P37" style:family="paragraph" style:parent-style-name="Footnote">
      <style:paragraph-properties fo:margin-left="0in" fo:margin-right="0in" fo:text-indent="0in" style:auto-text-indent="false"/>
      <style:text-properties officeooo:paragraph-rsid="005bbef8"/>
    </style:style>
    <style:style style:name="P38" style:family="paragraph" style:parent-style-name="Footnote">
      <style:paragraph-properties fo:margin-left="0in" fo:margin-right="0in" fo:text-indent="0in" style:auto-text-indent="false"/>
      <style:text-properties officeooo:paragraph-rsid="005f01dd"/>
    </style:style>
    <style:style style:name="P39" style:family="paragraph" style:parent-style-name="Footnote">
      <style:paragraph-properties fo:margin-left="0in" fo:margin-right="0in" fo:text-indent="0in" style:auto-text-indent="false"/>
      <style:text-properties officeooo:paragraph-rsid="0062955a"/>
    </style:style>
    <style:style style:name="P40" style:family="paragraph" style:parent-style-name="Footnote">
      <style:paragraph-properties fo:margin-left="0in" fo:margin-right="0in" fo:text-indent="0in" style:auto-text-indent="false"/>
      <style:text-properties officeooo:paragraph-rsid="0063d74c"/>
    </style:style>
    <style:style style:name="P41" style:family="paragraph" style:parent-style-name="Footnote">
      <style:paragraph-properties fo:margin-left="0in" fo:margin-right="0in" fo:text-indent="0in" style:auto-text-indent="false"/>
      <style:text-properties officeooo:paragraph-rsid="0064e122"/>
    </style:style>
    <style:style style:name="P42" style:family="paragraph" style:parent-style-name="Footnote">
      <style:paragraph-properties fo:margin-left="0in" fo:margin-right="0in" fo:margin-top="0in" fo:margin-bottom="0in" style:contextual-spacing="false" fo:orphans="2" fo:widows="2" fo:text-indent="0in" style:auto-text-indent="false"/>
      <style:text-properties officeooo:paragraph-rsid="00721e70"/>
    </style:style>
    <style:style style:name="P43" style:family="paragraph" style:parent-style-name="Footnote">
      <style:paragraph-properties fo:margin-left="0in" fo:margin-right="0in" fo:text-indent="0in" style:auto-text-indent="false"/>
      <style:text-properties officeooo:paragraph-rsid="007de9b4"/>
    </style:style>
    <style:style style:name="P44" style:family="paragraph" style:parent-style-name="Standard">
      <style:text-properties style:text-underline-style="none" fo:font-weight="normal" officeooo:rsid="00733ab4" officeooo:paragraph-rsid="00733ab4" style:font-weight-asian="normal" style:font-weight-complex="normal"/>
    </style:style>
    <style:style style:name="P45" style:family="paragraph" style:parent-style-name="Standard">
      <style:paragraph-properties fo:margin-top="0in" fo:margin-bottom="0in" style:contextual-spacing="false" fo:line-height="115%"/>
      <style:text-properties fo:color="#000000" loext:opacity="100%" style:font-name="Arial1" fo:font-size="13pt" fo:font-weight="normal" officeooo:rsid="00136f99" officeooo:paragraph-rsid="00127458" fo:background-color="transparent" style:font-size-asian="13pt" style:font-weight-asian="normal" style:font-size-complex="13pt" style:font-weight-complex="normal"/>
    </style:style>
    <style:style style:name="P46" style:family="paragraph" style:parent-style-name="Standard">
      <style:text-properties fo:color="#000000" loext:opacity="100%" style:font-name="Arial1" fo:font-size="13pt" fo:font-weight="normal" officeooo:paragraph-rsid="003a32c3" fo:background-color="transparent" style:font-size-asian="13pt" style:font-weight-asian="normal" style:font-size-complex="13pt" style:font-weight-complex="normal"/>
    </style:style>
    <style:style style:name="P47" style:family="paragraph" style:parent-style-name="Standard">
      <style:paragraph-properties fo:margin-top="0in" fo:margin-bottom="0in" style:contextual-spacing="false" fo:line-height="115%"/>
      <style:text-properties fo:color="#000000" loext:opacity="100%" style:font-name="Arial1" fo:font-size="13pt" fo:font-weight="normal" officeooo:paragraph-rsid="005f8649" fo:background-color="transparent" style:font-size-asian="13pt" style:font-weight-asian="normal" style:font-size-complex="13pt" style:font-weight-complex="normal"/>
    </style:style>
    <style:style style:name="P48" style:family="paragraph" style:parent-style-name="Standard">
      <style:paragraph-properties fo:margin-top="0in" fo:margin-bottom="0in" style:contextual-spacing="false" fo:line-height="115%"/>
      <style:text-properties fo:color="#000000" loext:opacity="100%" style:font-name="Arial1" fo:font-size="13pt" fo:font-weight="normal" fo:background-color="transparent" style:font-size-asian="13pt" style:font-weight-asian="normal" style:font-size-complex="13pt" style:font-weight-complex="normal"/>
    </style:style>
    <style:style style:name="P49" style:family="paragraph" style:parent-style-name="Standard">
      <style:paragraph-properties fo:margin-top="0in" fo:margin-bottom="0in" style:contextual-spacing="false" fo:line-height="115%"/>
      <style:text-properties fo:color="#000000" loext:opacity="100%" style:font-name="Arial1" fo:font-size="13pt" fo:font-weight="normal" officeooo:paragraph-rsid="0063d74c" fo:background-color="transparent" style:font-size-asian="13pt" style:font-weight-asian="normal" style:font-size-complex="13pt" style:font-weight-complex="normal"/>
    </style:style>
    <style:style style:name="P50" style:family="paragraph" style:parent-style-name="Standard">
      <style:paragraph-properties fo:margin-top="0in" fo:margin-bottom="0in" style:contextual-spacing="false" fo:line-height="115%"/>
      <style:text-properties fo:color="#000000" loext:opacity="100%" style:font-name="Arial1" fo:font-size="13pt" fo:font-weight="normal" officeooo:paragraph-rsid="001205d7" fo:background-color="transparent" style:font-size-asian="13pt" style:font-weight-asian="normal" style:font-size-complex="13pt" style:font-weight-complex="normal"/>
    </style:style>
    <style:style style:name="P51" style:family="paragraph" style:parent-style-name="Standard">
      <style:paragraph-properties fo:margin-top="0in" fo:margin-bottom="0in" style:contextual-spacing="false" fo:line-height="115%"/>
      <style:text-properties fo:color="#000000" loext:opacity="100%" style:font-name="Arial1" fo:font-size="13pt" fo:font-weight="normal" officeooo:paragraph-rsid="001967d9" fo:background-color="transparent" style:font-size-asian="13pt" style:font-weight-asian="normal" style:font-size-complex="13pt" style:font-weight-complex="normal"/>
    </style:style>
    <style:style style:name="P52" style:family="paragraph" style:parent-style-name="Standard">
      <style:paragraph-properties fo:margin-top="0in" fo:margin-bottom="0in" style:contextual-spacing="false" fo:line-height="115%"/>
      <style:text-properties fo:color="#000000" loext:opacity="100%" style:font-name="Arial1" fo:font-size="13pt" fo:font-weight="normal" officeooo:paragraph-rsid="001eaeb9" fo:background-color="transparent" style:font-size-asian="13pt" style:font-weight-asian="normal" style:font-size-complex="13pt" style:font-weight-complex="normal"/>
    </style:style>
    <style:style style:name="P53" style:family="paragraph" style:parent-style-name="Standard">
      <style:paragraph-properties fo:margin-top="0in" fo:margin-bottom="0in" style:contextual-spacing="false" fo:line-height="115%"/>
      <style:text-properties fo:color="#000000" loext:opacity="100%" style:font-name="Arial1" fo:font-size="13pt" fo:font-weight="normal" officeooo:paragraph-rsid="00291d0b" fo:background-color="transparent" style:font-size-asian="13pt" style:font-weight-asian="normal" style:font-size-complex="13pt" style:font-weight-complex="normal"/>
    </style:style>
    <style:style style:name="P54" style:family="paragraph" style:parent-style-name="Standard">
      <style:paragraph-properties fo:margin-top="0in" fo:margin-bottom="0in" style:contextual-spacing="false" fo:line-height="115%"/>
      <style:text-properties fo:color="#000000" loext:opacity="100%" style:font-name="Arial1" fo:font-size="13pt" fo:font-weight="normal" officeooo:paragraph-rsid="006d7c57" fo:background-color="transparent" style:font-size-asian="13pt" style:font-weight-asian="normal" style:font-size-complex="13pt" style:font-weight-complex="normal"/>
    </style:style>
    <style:style style:name="P55" style:family="paragraph" style:parent-style-name="Standard">
      <style:text-properties fo:color="#000000" loext:opacity="100%" style:font-name="Arial1" fo:font-size="13pt" fo:font-weight="normal" officeooo:paragraph-rsid="005b57e3" fo:background-color="transparent" style:font-size-asian="13pt" style:font-weight-asian="normal" style:font-size-complex="13pt" style:font-weight-complex="normal"/>
    </style:style>
    <style:style style:name="P56" style:family="paragraph" style:parent-style-name="Standard">
      <style:paragraph-properties fo:margin-top="0in" fo:margin-bottom="0in" style:contextual-spacing="false" fo:line-height="115%"/>
      <style:text-properties fo:color="#000000" loext:opacity="100%" style:font-name="Arial1" fo:font-size="13pt" fo:font-weight="normal" officeooo:rsid="00386b4d" officeooo:paragraph-rsid="00386b4d" fo:background-color="transparent" style:font-name-asian="Liberation Serif" style:font-size-asian="13pt" style:font-weight-asian="normal" style:font-name-complex="Liberation Serif" style:font-size-complex="13pt" style:font-weight-complex="normal"/>
    </style:style>
    <style:style style:name="P57" style:family="paragraph" style:parent-style-name="Standard">
      <style:paragraph-properties fo:margin-top="0in" fo:margin-bottom="0in" style:contextual-spacing="false" fo:line-height="115%"/>
      <style:text-properties fo:color="#000000" loext:opacity="100%" style:font-name="Arial1" fo:font-size="13pt" fo:font-weight="normal" officeooo:rsid="00260225" officeooo:paragraph-rsid="00291d0b" fo:background-color="transparent" style:font-name-asian="Liberation Serif" style:font-size-asian="13pt" style:font-weight-asian="normal" style:font-name-complex="Liberation Serif" style:font-size-complex="13pt" style:font-weight-complex="normal"/>
    </style:style>
    <style:style style:name="P58" style:family="paragraph" style:parent-style-name="Standard">
      <style:paragraph-properties fo:margin-top="0in" fo:margin-bottom="0in" style:contextual-spacing="false" fo:line-height="115%"/>
      <style:text-properties fo:color="#000000" loext:opacity="100%" style:font-name="Arial1" fo:font-size="13pt" officeooo:paragraph-rsid="0042ef0e" fo:background-color="transparent" style:font-size-asian="13pt" style:font-size-complex="13pt"/>
    </style:style>
    <style:style style:name="P59" style:family="paragraph" style:parent-style-name="Standard">
      <style:paragraph-properties fo:margin-top="0in" fo:margin-bottom="0in" style:contextual-spacing="false" fo:line-height="115%">
        <style:tab-stops>
          <style:tab-stop style:position="2.2138in"/>
        </style:tab-stops>
      </style:paragraph-properties>
      <style:text-properties fo:color="#000000" loext:opacity="100%" style:font-name="Arial1" fo:font-size="13pt" officeooo:paragraph-rsid="003cc351" fo:background-color="transparent" style:font-size-asian="13pt" style:font-size-complex="13pt"/>
    </style:style>
    <style:style style:name="P60" style:family="paragraph" style:parent-style-name="Standard">
      <style:text-properties style:text-underline-style="solid" style:text-underline-width="auto" style:text-underline-color="font-color" fo:font-weight="bold" officeooo:rsid="00733ab4" officeooo:paragraph-rsid="00733ab4" style:font-weight-asian="bold" style:font-weight-complex="bold"/>
    </style:style>
    <style:style style:name="P61" style:family="paragraph" style:parent-style-name="Standard">
      <style:paragraph-properties fo:margin-top="0in" fo:margin-bottom="0in" style:contextual-spacing="false" fo:line-height="115%"/>
      <style:text-properties fo:font-variant="normal" fo:text-transform="none" fo:color="#000000" loext:opacity="100%" style:font-name="Arial1" fo:font-size="13pt" fo:letter-spacing="normal" fo:font-style="normal" fo:font-weight="normal" officeooo:paragraph-rsid="0077f9c3" fo:background-color="transparent" style:font-size-asian="13pt" style:font-weight-asian="normal" style:font-size-complex="13pt" style:font-weight-complex="normal"/>
    </style:style>
    <style:style style:name="P62" style:family="paragraph" style:parent-style-name="Standard">
      <style:text-properties style:font-name="Arial1" fo:font-size="13pt" fo:font-weight="bold" officeooo:rsid="00752a61" officeooo:paragraph-rsid="00752a61" style:font-size-asian="13pt" style:font-weight-asian="bold" style:font-size-complex="13pt" style:font-weight-complex="bold" loext:padding="0in" loext:border="none"/>
    </style:style>
    <style:style style:name="T1" style:family="text">
      <style:text-properties fo:font-variant="normal" fo:text-transform="none" fo:color="#000000" loext:opacity="100%" style:font-name="Arial1" fo:font-size="22pt" fo:letter-spacing="normal" fo:font-style="normal" fo:font-weight="normal" style:font-size-asian="22pt" style:font-size-complex="22pt"/>
    </style:style>
    <style:style style:name="T2" style:family="text">
      <style:text-properties fo:font-variant="normal" fo:text-transform="none" fo:color="#000000" loext:opacity="100%" style:font-name="Liberation Serif1" fo:font-size="10pt" fo:letter-spacing="normal" fo:font-style="normal" fo:font-weight="normal" style:font-size-asian="10pt" style:font-size-complex="10pt"/>
    </style:style>
    <style:style style:name="T3" style:family="text">
      <style:text-properties fo:font-variant="normal" fo:text-transform="none" fo:color="#000000" loext:opacity="100%" style:font-name="Liberation Serif1" fo:font-size="10pt" fo:letter-spacing="normal" fo:font-style="normal" fo:font-weight="normal" officeooo:rsid="00502fa9" style:font-size-asian="10pt" style:font-size-complex="10pt"/>
    </style:style>
    <style:style style:name="T4" style:family="text">
      <style:text-properties fo:font-variant="normal" fo:text-transform="none" fo:color="#000000" loext:opacity="100%" fo:letter-spacing="normal" fo:font-style="normal"/>
    </style:style>
    <style:style style:name="T5" style:family="text">
      <style:text-properties fo:font-variant="normal" fo:text-transform="none" fo:color="#000000" loext:opacity="100%" fo:letter-spacing="normal" fo:font-style="normal" fo:font-weight="normal"/>
    </style:style>
    <style:style style:name="T6" style:family="text">
      <style:text-properties fo:font-variant="normal" fo:text-transform="none" fo:color="#000000" loext:opacity="100%" fo:letter-spacing="normal" fo:font-style="normal" fo:font-weight="normal" officeooo:rsid="00502fa9"/>
    </style:style>
    <style:style style:name="T7" style:family="text">
      <style:text-properties fo:font-variant="normal" fo:text-transform="none" fo:color="#000000" loext:opacity="100%" fo:letter-spacing="normal" fo:font-style="normal" fo:font-weight="normal" style:font-weight-asian="normal" style:font-weight-complex="normal"/>
    </style:style>
    <style:style style:name="T8" style:family="text">
      <style:text-properties fo:font-variant="normal" fo:text-transform="none" fo:color="#000000" loext:opacity="100%" fo:letter-spacing="normal" fo:font-style="normal" fo:font-weight="normal" officeooo:rsid="004b7049" style:font-weight-asian="normal" style:font-weight-complex="normal"/>
    </style:style>
    <style:style style:name="T9" style:family="text">
      <style:text-properties fo:font-variant="normal" fo:text-transform="none" fo:color="#000000" loext:opacity="100%" fo:letter-spacing="normal" fo:font-style="normal" fo:font-weight="normal" officeooo:rsid="0076bd59" style:font-weight-asian="normal" style:font-weight-complex="normal"/>
    </style:style>
    <style:style style:name="T10" style:family="text">
      <style:text-properties fo:font-variant="normal" fo:text-transform="none" fo:color="#000000" loext:opacity="100%" fo:letter-spacing="normal" fo:font-style="normal" fo:font-weight="normal" officeooo:rsid="00502ccc" style:font-weight-asian="normal" style:font-weight-complex="normal"/>
    </style:style>
    <style:style style:name="T11" style:family="text">
      <style:text-properties fo:font-variant="normal" fo:text-transform="none" fo:color="#000000" loext:opacity="100%" fo:letter-spacing="normal" fo:font-style="normal" fo:font-weight="normal" officeooo:rsid="0056ee78" style:font-weight-asian="normal" style:font-weight-complex="normal"/>
    </style:style>
    <style:style style:name="T12" style:family="text">
      <style:text-properties fo:font-variant="normal" fo:text-transform="none" fo:color="#000000" loext:opacity="100%" fo:letter-spacing="normal" fo:font-style="normal" fo:font-weight="normal" officeooo:rsid="005bbef8" style:font-weight-asian="normal" style:font-weight-complex="normal"/>
    </style:style>
    <style:style style:name="T13" style:family="text">
      <style:text-properties fo:font-variant="normal" fo:text-transform="none" fo:color="#000000" loext:opacity="100%" fo:letter-spacing="normal" fo:font-style="normal" fo:font-weight="normal" officeooo:rsid="00679b08" style:font-weight-asian="normal" style:font-weight-complex="normal"/>
    </style:style>
    <style:style style:name="T14" style:family="text">
      <style:text-properties fo:font-variant="normal" fo:text-transform="none" fo:color="#000000" loext:opacity="100%" fo:letter-spacing="normal" fo:font-style="normal" fo:font-weight="normal" officeooo:rsid="0068ec59" style:font-weight-asian="normal" style:font-weight-complex="normal"/>
    </style:style>
    <style:style style:name="T15" style:family="text">
      <style:text-properties fo:font-variant="normal" fo:text-transform="none" fo:color="#000000" loext:opacity="100%" fo:letter-spacing="normal" fo:font-style="normal" fo:font-weight="normal" officeooo:rsid="006eada0" style:font-weight-asian="normal" style:font-weight-complex="normal"/>
    </style:style>
    <style:style style:name="T16" style:family="text">
      <style:text-properties fo:font-variant="normal" fo:text-transform="none" fo:color="#000000" loext:opacity="100%" fo:letter-spacing="normal" fo:font-style="normal" fo:font-weight="normal" officeooo:rsid="0069bf21" style:font-weight-asian="normal" style:font-weight-complex="normal"/>
    </style:style>
    <style:style style:name="T17" style:family="text">
      <style:text-properties fo:font-variant="normal" fo:text-transform="none" fo:color="#000000" loext:opacity="100%" fo:letter-spacing="normal" fo:font-style="normal" fo:font-weight="normal" officeooo:rsid="00127458" style:font-weight-asian="normal" style:font-weight-complex="normal"/>
    </style:style>
    <style:style style:name="T18" style:family="text">
      <style:text-properties fo:font-variant="normal" fo:text-transform="none" fo:color="#000000" loext:opacity="100%" fo:letter-spacing="normal" fo:font-style="normal" fo:font-weight="normal" officeooo:rsid="006b6d29" style:font-weight-asian="normal" style:font-weight-complex="normal"/>
    </style:style>
    <style:style style:name="T19" style:family="text">
      <style:text-properties fo:font-variant="normal" fo:text-transform="none" fo:color="#000000" loext:opacity="100%" fo:letter-spacing="normal" fo:font-style="normal" fo:font-weight="normal" officeooo:rsid="0077f9c3" style:font-weight-asian="normal" style:font-weight-complex="normal"/>
    </style:style>
    <style:style style:name="T20" style:family="text">
      <style:text-properties fo:font-variant="normal" fo:text-transform="none" fo:color="#000000" loext:opacity="100%" fo:letter-spacing="normal" fo:font-style="normal" fo:font-weight="normal" officeooo:rsid="007966ce" style:font-weight-asian="normal" style:font-weight-complex="normal"/>
    </style:style>
    <style:style style:name="T21" style:family="text">
      <style:text-properties fo:font-variant="normal" fo:text-transform="none" fo:color="#000000" loext:opacity="100%" fo:letter-spacing="normal" fo:font-style="normal" fo:font-weight="normal" officeooo:rsid="007de9b4" style:font-weight-asian="normal" style:font-weight-complex="normal"/>
    </style:style>
    <style:style style:name="T22" style:family="text">
      <style:text-properties fo:font-variant="normal" fo:text-transform="none" fo:color="#000000" loext:opacity="100%" fo:letter-spacing="normal" fo:font-style="normal" fo:font-weight="normal" officeooo:rsid="00752a61" style:font-weight-asian="normal" style:font-weight-complex="normal"/>
    </style:style>
    <style:style style:name="T23" style:family="text">
      <style:text-properties fo:font-variant="normal" fo:text-transform="none" fo:color="#000000" loext:opacity="100%" fo:letter-spacing="normal" fo:font-style="normal" fo:font-weight="normal" officeooo:rsid="006534c2" style:font-weight-asian="normal" style:font-weight-complex="normal"/>
    </style:style>
    <style:style style:name="T24" style:family="text">
      <style:text-properties fo:font-variant="normal" fo:text-transform="none" fo:color="#000000" loext:opacity="100%" fo:letter-spacing="normal" fo:font-style="normal" fo:font-weight="normal" officeooo:rsid="0046217a" style:font-weight-asian="normal" style:font-weight-complex="normal"/>
    </style:style>
    <style:style style:name="T25" style:family="text">
      <style:text-properties fo:font-variant="normal" fo:text-transform="none" fo:color="#000000" loext:opacity="100%" fo:letter-spacing="normal" fo:font-style="normal" fo:font-weight="normal" officeooo:rsid="005f01dd"/>
    </style:style>
    <style:style style:name="T26" style:family="text">
      <style:text-properties fo:font-variant="normal" fo:text-transform="none" fo:color="#000000" loext:opacity="100%" fo:letter-spacing="normal" fo:font-style="normal" fo:font-weight="normal" officeooo:rsid="00679b08"/>
    </style:style>
    <style:style style:name="T27" style:family="text">
      <style:text-properties fo:font-variant="normal" fo:text-transform="none" fo:color="#000000" loext:opacity="100%" fo:letter-spacing="normal" fo:font-style="normal" fo:font-weight="normal" fo:background-color="#ffff00" loext:char-shading-value="0"/>
    </style:style>
    <style:style style:name="T28" style:family="text">
      <style:text-properties fo:font-variant="normal" fo:text-transform="none" fo:color="#000000" loext:opacity="100%" fo:letter-spacing="normal" fo:font-style="normal" fo:font-weight="normal" fo:background-color="#ffff00" loext:char-shading-value="0" style:font-weight-asian="normal" style:font-weight-complex="normal"/>
    </style:style>
    <style:style style:name="T29" style:family="text">
      <style:text-properties fo:font-variant="normal" fo:text-transform="none" fo:color="#000000" loext:opacity="100%" fo:letter-spacing="normal" fo:font-style="normal" fo:font-weight="normal" officeooo:rsid="006534c2" fo:background-color="#ffff00" loext:char-shading-value="0" style:font-weight-asian="normal" style:font-weight-complex="normal"/>
    </style:style>
    <style:style style:name="T30" style:family="text">
      <style:text-properties fo:font-variant="normal" fo:text-transform="none" fo:color="#000000" loext:opacity="100%" fo:letter-spacing="normal" fo:font-style="normal" fo:font-weight="normal" officeooo:rsid="00212a2b" fo:background-color="#ffff00" loext:char-shading-value="0" style:font-name-asian="Liberation Serif" style:font-weight-asian="normal" style:font-name-complex="Liberation Serif" style:font-weight-complex="normal"/>
    </style:style>
    <style:style style:name="T31" style:family="text">
      <style:text-properties fo:font-variant="normal" fo:text-transform="none" fo:color="#000000" loext:opacity="100%" fo:letter-spacing="normal" fo:font-style="normal" fo:font-weight="normal" officeooo:rsid="002ce095" fo:background-color="#ffff00" loext:char-shading-value="0" style:font-name-asian="Liberation Serif" style:font-weight-asian="normal" style:font-name-complex="Liberation Serif" style:font-weight-complex="normal"/>
    </style:style>
    <style:style style:name="T32" style:family="text">
      <style:text-properties fo:font-variant="normal" fo:text-transform="none" fo:color="#000000" loext:opacity="100%" fo:letter-spacing="normal" fo:font-style="normal" fo:font-weight="normal" officeooo:rsid="00212a2b" style:font-name-asian="Liberation Serif" style:font-weight-asian="normal" style:font-name-complex="Liberation Serif" style:font-weight-complex="normal"/>
    </style:style>
    <style:style style:name="T33" style:family="text">
      <style:text-properties fo:font-variant="normal" fo:text-transform="none" fo:color="#000000" loext:opacity="100%" fo:letter-spacing="normal" fo:font-style="normal" fo:font-weight="normal" officeooo:rsid="006eada0" style:font-name-asian="Liberation Serif" style:font-weight-asian="normal" style:font-name-complex="Liberation Serif" style:font-weight-complex="normal"/>
    </style:style>
    <style:style style:name="T34" style:family="text">
      <style:text-properties fo:font-variant="normal" fo:text-transform="none" fo:color="#000000" loext:opacity="100%" fo:letter-spacing="normal" fo:font-style="normal" fo:font-weight="normal" officeooo:rsid="007966ce" style:font-name-asian="Liberation Serif" style:font-weight-asian="normal" style:font-name-complex="Liberation Serif" style:font-weight-complex="normal"/>
    </style:style>
    <style:style style:name="T35" style:family="text">
      <style:text-properties fo:font-variant="normal" fo:text-transform="none" fo:color="#000000" loext:opacity="100%" fo:letter-spacing="normal" fo:font-style="normal" fo:font-weight="normal" officeooo:rsid="007a49e0" style:font-name-asian="Liberation Serif" style:font-weight-asian="normal" style:font-name-complex="Liberation Serif" style:font-weight-complex="normal"/>
    </style:style>
    <style:style style:name="T36" style:family="text">
      <style:text-properties fo:font-variant="normal" fo:text-transform="none" fo:color="#000000" loext:opacity="100%" fo:letter-spacing="normal" fo:font-style="normal" fo:font-weight="normal" officeooo:rsid="002ce095" style:font-name-asian="Liberation Serif" style:font-weight-asian="normal" style:font-name-complex="Liberation Serif" style:font-weight-complex="normal"/>
    </style:style>
    <style:style style:name="T37" style:family="text">
      <style:text-properties fo:font-variant="normal" fo:text-transform="none" fo:color="#000000" loext:opacity="100%" fo:letter-spacing="normal" fo:font-style="normal" fo:font-weight="normal" officeooo:rsid="007c2943" style:font-name-asian="Liberation Serif" style:font-weight-asian="normal" style:font-name-complex="Liberation Serif" style:font-weight-complex="normal"/>
    </style:style>
    <style:style style:name="T38" style:family="text">
      <style:text-properties fo:font-variant="normal" fo:text-transform="none" fo:color="#000000" loext:opacity="100%" fo:letter-spacing="normal" fo:font-style="normal" fo:font-weight="normal" officeooo:rsid="0076bd59" style:font-name-asian="Liberation Serif" style:font-weight-asian="normal" style:font-name-complex="Liberation Serif" style:font-weight-complex="normal"/>
    </style:style>
    <style:style style:name="T39" style:family="text">
      <style:text-properties fo:font-variant="normal" fo:text-transform="none" fo:color="#000000" loext:opacity="100%" fo:letter-spacing="normal" fo:font-style="normal" fo:font-weight="normal" officeooo:rsid="007de9b4" style:font-name-asian="Liberation Serif" style:font-weight-asian="normal" style:font-name-complex="Liberation Serif" style:font-weight-complex="normal"/>
    </style:style>
    <style:style style:name="T40" style:family="text">
      <style:text-properties fo:font-variant="normal" fo:text-transform="none" fo:color="#000000" loext:opacity="100%" fo:letter-spacing="normal" fo:font-style="normal" fo:font-weight="normal" style:font-name-asian="Liberation Serif" style:font-name-complex="Liberation Serif"/>
    </style:style>
    <style:style style:name="T41" style:family="text">
      <style:text-properties fo:font-variant="normal" fo:text-transform="none" fo:color="#000000" loext:opacity="100%" fo:letter-spacing="normal" fo:font-style="normal" fo:font-weight="normal" officeooo:rsid="007a49e0" style:font-name-asian="Liberation Serif" style:font-name-complex="Liberation Serif"/>
    </style:style>
    <style:style style:name="T42" style:family="text">
      <style:text-properties fo:font-variant="normal" fo:text-transform="none" fo:letter-spacing="normal" fo:font-style="normal"/>
    </style:style>
    <style:style style:name="T43" style:family="text">
      <style:text-properties fo:font-variant="normal" fo:text-transform="none" fo:letter-spacing="normal" fo:font-style="normal" fo:font-weight="normal" style:font-weight-asian="normal" style:font-weight-complex="normal"/>
    </style:style>
    <style:style style:name="T44" style:family="text">
      <style:text-properties fo:font-variant="normal" fo:text-transform="none" fo:letter-spacing="normal" fo:font-style="normal" fo:font-weight="normal" officeooo:rsid="0068ec59" style:font-weight-asian="normal" style:font-weight-complex="normal"/>
    </style:style>
    <style:style style:name="T45" style:family="text">
      <style:text-properties fo:font-variant="normal" fo:text-transform="none" fo:letter-spacing="normal" fo:font-style="normal" fo:font-weight="normal" officeooo:rsid="0077f9c3" style:font-weight-asian="normal" style:font-weight-complex="normal"/>
    </style:style>
    <style:style style:name="T46" style:family="text">
      <style:text-properties fo:font-variant="normal" fo:text-transform="none" fo:letter-spacing="normal" fo:font-style="normal" fo:font-weight="normal" officeooo:rsid="0023dd1d" style:font-name-asian="Liberation Serif" style:font-weight-asian="normal" style:font-name-complex="Liberation Serif" style:font-weight-complex="normal"/>
    </style:style>
    <style:style style:name="T47" style:family="text">
      <style:text-properties fo:font-variant="normal" fo:text-transform="none" fo:letter-spacing="normal" fo:font-style="normal" fo:font-weight="normal" officeooo:rsid="003cc351" style:font-name-asian="Liberation Serif" style:font-weight-asian="normal" style:font-name-complex="Liberation Serif" style:font-weight-complex="normal"/>
    </style:style>
    <style:style style:name="T48" style:family="text">
      <style:text-properties fo:font-variant="normal" fo:text-transform="none" fo:letter-spacing="normal" fo:font-style="normal" fo:font-weight="normal" officeooo:rsid="007a49e0" style:font-name-asian="Liberation Serif" style:font-weight-asian="normal" style:font-name-complex="Liberation Serif" style:font-weight-complex="normal"/>
    </style:style>
    <style:style style:name="T49" style:family="text">
      <style:text-properties fo:font-variant="normal" fo:text-transform="none" fo:letter-spacing="normal" fo:font-style="normal" fo:font-weight="normal" officeooo:rsid="00407cef"/>
    </style:style>
    <style:style style:name="T50" style:family="text">
      <style:text-properties fo:font-variant="normal" fo:text-transform="none" fo:letter-spacing="normal" fo:font-style="normal" fo:font-weight="normal" fo:background-color="#ffff00" loext:char-shading-value="0" style:font-weight-asian="normal" style:font-weight-complex="normal"/>
    </style:style>
    <style:style style:name="T51" style:family="text">
      <style:text-properties fo:font-variant="normal" fo:text-transform="none" fo:letter-spacing="normal" fo:font-style="normal" fo:font-weight="normal" officeooo:rsid="0023dd1d" fo:background-color="#ffff00" loext:char-shading-value="0" style:font-name-asian="Liberation Serif" style:font-weight-asian="normal" style:font-name-complex="Liberation Serif" style:font-weight-complex="normal"/>
    </style:style>
    <style:style style:name="T52" style:family="text">
      <style:text-properties fo:font-variant="normal" fo:text-transform="none" fo:letter-spacing="normal" fo:font-style="normal" fo:font-weight="normal" officeooo:rsid="0068ec59"/>
    </style:style>
    <style:style style:name="T53" style:family="text">
      <style:text-properties fo:font-variant="normal" fo:text-transform="none" fo:letter-spacing="normal" fo:font-style="normal" fo:font-weight="normal" officeooo:rsid="00521f1e" loext:padding="0in" loext:border="none"/>
    </style:style>
    <style:style style:name="T54" style:family="text">
      <style:text-properties fo:font-variant="normal" fo:text-transform="none" fo:letter-spacing="normal" fo:font-style="normal" fo:font-weight="normal" officeooo:rsid="00733ab4" loext:padding="0in" loext:border="none"/>
    </style:style>
    <style:style style:name="T55" style:family="text">
      <style:text-properties fo:font-variant="normal" fo:text-transform="none" fo:letter-spacing="normal" fo:font-style="normal" officeooo:rsid="003615e5"/>
    </style:style>
    <style:style style:name="T56" style:family="text">
      <style:text-properties fo:font-variant="normal" fo:text-transform="none" fo:letter-spacing="normal" fo:font-style="normal" officeooo:rsid="00260225" style:font-name-asian="Liberation Serif" style:font-name-complex="Liberation Serif"/>
    </style:style>
    <style:style style:name="T57" style:family="text">
      <style:text-properties fo:font-variant="normal" fo:text-transform="none" fo:letter-spacing="normal" fo:font-style="normal" officeooo:rsid="002ce095" style:font-name-asian="Liberation Serif" style:font-name-complex="Liberation Serif"/>
    </style:style>
    <style:style style:name="T58" style:family="text">
      <style:text-properties fo:font-variant="normal" fo:text-transform="none" fo:letter-spacing="normal" fo:font-style="normal" officeooo:rsid="0064e122" style:font-name-asian="Liberation Serif" style:font-name-complex="Liberation Serif"/>
    </style:style>
    <style:style style:name="T59" style:family="text">
      <style:text-properties fo:font-variant="normal" fo:text-transform="none" fo:letter-spacing="normal" fo:font-style="normal" officeooo:rsid="0077f9c3" style:font-name-asian="Liberation Serif" style:font-name-complex="Liberation Serif"/>
    </style:style>
    <style:style style:name="T60" style:family="text">
      <style:text-properties fo:font-variant="normal" fo:text-transform="none" fo:letter-spacing="normal" fo:font-style="normal" officeooo:rsid="007a49e0" style:font-name-asian="Liberation Serif" style:font-name-complex="Liberation Serif"/>
    </style:style>
    <style:style style:name="T61" style:family="text">
      <style:text-properties fo:font-variant="normal" fo:text-transform="none" fo:letter-spacing="normal" fo:font-style="normal" fo:background-color="#ffff00" loext:char-shading-value="0"/>
    </style:style>
    <style:style style:name="T62" style:family="text">
      <style:text-properties fo:font-variant="normal" fo:text-transform="none" fo:letter-spacing="normal" fo:font-style="normal" officeooo:rsid="00260225" fo:background-color="#ffff00" loext:char-shading-value="0" style:font-name-asian="Liberation Serif" style:font-name-complex="Liberation Serif"/>
    </style:style>
    <style:style style:name="T63" style:family="text">
      <style:text-properties fo:font-variant="normal" fo:text-transform="none" fo:letter-spacing="normal" fo:font-style="normal" officeooo:rsid="004264bd"/>
    </style:style>
    <style:style style:name="T64" style:family="text">
      <style:text-properties fo:font-variant="normal" fo:text-transform="none" fo:letter-spacing="normal" fo:font-style="normal" officeooo:rsid="0076bd59"/>
    </style:style>
    <style:style style:name="T65" style:family="text">
      <style:text-properties fo:font-variant="normal" fo:text-transform="none" fo:letter-spacing="normal" fo:font-style="normal" officeooo:rsid="0062b44c"/>
    </style:style>
    <style:style style:name="T66" style:family="text">
      <style:text-properties fo:font-variant="normal" fo:text-transform="none" fo:letter-spacing="normal" fo:font-style="normal" officeooo:rsid="0063d74c"/>
    </style:style>
    <style:style style:name="T67" style:family="text">
      <style:text-properties fo:font-variant="normal" fo:text-transform="none" fo:color="#2e333e" loext:opacity="100%" style:font-name="Arial1" fo:font-size="14pt" fo:letter-spacing="normal" fo:font-style="normal" fo:font-weight="normal" style:font-size-asian="14pt" style:font-weight-asian="normal" style:font-size-complex="14pt" style:font-weight-complex="normal"/>
    </style:style>
    <style:style style:name="T68" style:family="text">
      <style:text-properties fo:font-variant="normal" fo:text-transform="none" fo:color="#d1d5db" loext:opacity="100%" fo:letter-spacing="normal" fo:font-style="normal" fo:font-weight="normal" officeooo:rsid="006534c2" style:font-weight-asian="normal" style:font-weight-complex="normal"/>
    </style:style>
    <style:style style:name="T69" style:family="text">
      <style:text-properties fo:color="#000000" loext:opacity="100%"/>
    </style:style>
    <style:style style:name="T70" style:family="text">
      <style:text-properties fo:color="#000000" loext:opacity="100%" fo:font-weight="normal" style:font-weight-asian="normal" style:font-weight-complex="normal"/>
    </style:style>
    <style:style style:name="T71" style:family="text">
      <style:text-properties fo:color="#000000" loext:opacity="100%" fo:font-weight="normal" officeooo:rsid="004ae24c" style:font-weight-asian="normal" style:font-weight-complex="normal"/>
    </style:style>
    <style:style style:name="T72" style:family="text">
      <style:text-properties fo:color="#000000" loext:opacity="100%" fo:font-weight="normal" officeooo:rsid="00521f1e" style:font-weight-asian="normal" style:font-weight-complex="normal"/>
    </style:style>
    <style:style style:name="T73" style:family="text">
      <style:text-properties fo:color="#000000" loext:opacity="100%" fo:font-weight="normal" officeooo:rsid="00127458" style:font-weight-asian="normal" style:font-weight-complex="normal"/>
    </style:style>
    <style:style style:name="T74" style:family="text">
      <style:text-properties fo:color="#000000" loext:opacity="100%" fo:font-weight="normal" officeooo:rsid="00136f99" style:font-weight-asian="normal" style:font-weight-complex="normal"/>
    </style:style>
    <style:style style:name="T75" style:family="text">
      <style:text-properties officeooo:rsid="00260225" style:font-name-asian="Liberation Serif" style:font-name-complex="Liberation Serif"/>
    </style:style>
    <style:style style:name="T76" style:family="text">
      <style:text-properties fo:font-weight="normal" style:font-weight-asian="normal" style:font-weight-complex="normal"/>
    </style:style>
    <style:style style:name="T77" style:family="text">
      <style:text-properties fo:font-weight="normal" officeooo:rsid="0023dd1d" style:font-name-asian="Liberation Serif" style:font-weight-asian="normal" style:font-name-complex="Liberation Serif" style:font-weight-complex="normal"/>
    </style:style>
    <style:style style:name="T78" style:family="text">
      <style:text-properties fo:color="#2e333e" loext:opacity="100%" style:font-name="Arial1" fo:font-size="22pt" style:font-size-asian="22pt" style:font-size-complex="22pt"/>
    </style:style>
    <style:style style:name="T79" style:family="text">
      <style:text-properties officeooo:rsid="003ff7df"/>
    </style:style>
    <style:style style:name="T80" style:family="text">
      <style:text-properties officeooo:rsid="00407cef"/>
    </style:style>
    <style:style style:name="T81" style:family="text">
      <style:text-properties fo:font-weight="bold" style:font-weight-asian="bold" style:font-weight-complex="bold"/>
    </style:style>
    <style:style style:name="T82" style:family="text">
      <style:text-properties loext:padding="0in" loext:border="none"/>
    </style:style>
    <style:style style:name="T83" style:family="text">
      <style:text-properties officeooo:rsid="00502fa9" loext:padding="0in" loext:border="none"/>
    </style:style>
    <style:style style:name="T84" style:family="text">
      <style:text-properties officeooo:rsid="00521f1e"/>
    </style:style>
    <style:style style:name="T85" style:family="text">
      <style:text-properties officeooo:rsid="00521f1e" loext:padding="0in" loext:border="none"/>
    </style:style>
    <style:style style:name="T86" style:family="text">
      <style:text-properties fo:color="#d1d5db" loext:opacity="100%"/>
    </style:style>
    <style:style style:name="T87" style:family="text">
      <style:text-properties officeooo:rsid="0059c9e8"/>
    </style:style>
    <style:style style:name="T88" style:family="text">
      <style:text-properties officeooo:rsid="0059c9e8" loext:padding="0in" loext:border="none"/>
    </style:style>
    <style:style style:name="T89" style:family="text">
      <style:text-properties officeooo:rsid="005bbef8"/>
    </style:style>
    <style:style style:name="T90" style:family="text">
      <style:text-properties officeooo:rsid="005da034"/>
    </style:style>
    <style:style style:name="T91" style:family="text">
      <style:text-properties officeooo:rsid="005f01dd"/>
    </style:style>
    <style:style style:name="T92" style:family="text">
      <style:text-properties officeooo:rsid="0062955a"/>
    </style:style>
    <style:style style:name="T93" style:family="text">
      <style:text-properties officeooo:rsid="0063d74c"/>
    </style:style>
    <style:style style:name="T94" style:family="text">
      <style:text-properties officeooo:rsid="0064e122"/>
    </style:style>
    <style:style style:name="T95" style:family="text">
      <style:text-properties officeooo:rsid="00679b08"/>
    </style:style>
    <style:style style:name="T96" style:family="text">
      <style:text-properties officeooo:rsid="00211bd8"/>
    </style:style>
    <style:style style:name="T97" style:family="text">
      <style:text-properties officeooo:rsid="00721e70" loext:padding="0in" loext:border="none"/>
    </style:style>
    <style:style style:name="T98" style:family="text">
      <style:text-properties officeooo:rsid="00733ab4"/>
    </style:style>
    <style:style style:name="T99" style:family="text">
      <style:text-properties officeooo:rsid="00752a61" loext:padding="0in" loext:border="none"/>
    </style:style>
    <style:style style:name="T100" style:family="text">
      <style:text-properties fo:background-color="#ffff00" loext:char-shading-value="0"/>
    </style:style>
    <style:style style:name="T101" style:family="text">
      <style:text-properties fo:background-color="#ffff00" loext:char-shading-value="0" loext:padding="0in" loext:border="none"/>
    </style:style>
    <style:style style:name="T102" style:family="text">
      <style:text-properties officeooo:rsid="00136f99" fo:background-color="#ffff00" loext:char-shading-value="0"/>
    </style:style>
    <style:style style:name="T103" style:family="text">
      <style:text-properties officeooo:rsid="007535d2" loext:padding="0in" loext:border="none"/>
    </style:style>
    <style:style style:name="T104" style:family="text">
      <style:text-properties officeooo:rsid="0076bd59"/>
    </style:style>
    <style:style style:name="T105" style:family="text">
      <style:text-properties officeooo:rsid="007de9b4"/>
    </style:style>
    <style:style style:name="T106" style:family="text">
      <style:text-properties officeooo:rsid="007de9b4" loext:padding="0in" loext:border="none"/>
    </style:style>
    <style:style style:name="T107" style:family="text">
      <style:text-properties officeooo:rsid="008092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10">Schriftliche <text:span text:style-name="T104">Hausarbeit</text:span></text:p>
      <text:p text:style-name="P11">zur <text:span text:style-name="T79">Einführung in die Wirtschaftsinformatik</text:span></text:p>
      <text:p text:style-name="P29"/>
      <text:p text:style-name="P29"/>
      <text:p text:style-name="P29"/>
      <text:p text:style-name="P32">Thema:</text:p>
      <text:p text:style-name="P28"><text:span text:style-name="Absatz-Standardschriftart"><text:span text:style-name="T1">Ist das Strukturieren von Wissen in Zeiten des maschinellen Lernens und der künstlichen Intelligenz überflüssig?</text:span></text:span><text:span text:style-name="Absatz-Standardschriftart"><text:span text:style-name="T78"> </text:span></text:span></text:p>
      <text:p text:style-name="P30"/>
      <text:p text:style-name="P31"/>
      <text:p text:style-name="P31"/>
      <text:p text:style-name="P31"/>
      <text:p text:style-name="P33"><text:span text:style-name="T81">Name:</text:span> Rafaat Choki</text:p>
      <text:p text:style-name="P34"><text:span text:style-name="T81">Matrikelnummer:</text:span> 590146</text:p>
      <text:p text:style-name="P33">Hochschule für Technik und Wirtschaft Berlin</text:p>
      <text:p text:style-name="P33">SoSe 2023</text:p>
      <text:p text:style-name="P33">2. Zug</text:p>
      <text:p text:style-name="P30"/>
      <text:p text:style-name="P28"><text:span text:style-name="Absatz-Standardschriftart"><text:span text:style-name="T67"/></text:span></text:p>
      <text:p text:style-name="P28"><text:span text:style-name="Absatz-Standardschriftart"><text:span text:style-name="T67"/></text:span></text:p>
      <text:p text:style-name="P1"/>
      <text:p text:style-name="P8"><text:soft-page-break/>Die Begabung, Wissen zu strukturieren, ist eins der wichtigsten Konzepte in die Entwicklung der Menschheit. Seid Jahrzehnten müssen wir uns auf verschiedene Situationen einstellen, indem wir auf unsere vergangenen Erlebnisse zurückgreifen, um diese zu analysieren. Heutzutage ist die große Frage, ob das Strukturieren von Wissen überflüssig geworden ist, in eine Welt wo maschinelles Lernen und künstliche Intelligenz immer ein wichtigerer Aspekt in unserem Alltag wird.</text:p>
      <text:p text:style-name="P46"/>
      <text:p text:style-name="P47"><text:span text:style-name="T42">Maschinelles Lernen und künstliche Intelligenz haben in den letzten Jahren enorme Fortschritte gemacht. Sie fliesen derzeit in vielen Bereichen ein und werden zu einem wichtigen Bestandteil in unsere</text:span><text:span text:style-name="T63">n</text:span><text:span text:style-name="T42"> Leben. Jeden Tag werden zahlreiche Artikeln </text:span><text:span text:style-name="T61">veröffentlicht</text:span><text:span text:style-name="T42">, die Menschen dazu bringen die zukünftige Relevanz von ihre gewählte Karriere zu hinterfragen. Von preisgekrönte Gemälde bis hin zu tanzende Roboter werden KI-Systeme immer besser darin, komplexe Aufgaben zu erledigen, die wir vor </text:span><text:span text:style-name="T64">paar</text:span><text:span text:style-name="T42"> Jahren nur in Sci-Fi Filme gesehen haben. Einfach gesagt basieren diese Systeme auf großen Mengen von Daten, die verarbeitet werden, um Muster zu erkennen. Dadurch können sie Aufgaben mit besserer Präzision lösen oder neue Aufgaben schnell erlernen.</text:span><text:span text:style-name="T70"> </text:span></text:p>
      <text:p text:style-name="P46"/>
      <text:p text:style-name="P19"><text:span text:style-name="T71">Es gibt einen grundlegenden menschlichen Drang nach Organisation. </text:span><text:span text:style-name="T7">Psychologen sagen uns, dass die Gehirne von </text:span><text:span text:style-name="T8">kleine Kinder </text:span><text:span text:style-name="T7"><text:s/>Bilder in Kategorien wie Gesichter oder Lebensmittel organisieren. Kleine Kinder organisieren </text:span><text:span text:style-name="T28">und</text:span><text:span text:style-name="T7"> vergleichen viel während des Spiels.</text:span><text:span text:style-name="T70"> </text:span><text:span text:style-name="T7">Viele Spielzeuge sind Sortier- und Stapelspielzeuge, die dazu dienen, jungen Köpfen die Fähigkeit zur Kategorisierung zu entwickeln - ein wichtiger Teil der menschlichen kognitiven Funktion. Im Laufe unseres Wachstums entwickeln Menschen kognitive Fähigkeiten, um zu kategorisieren, Muster zu erkennen, zu sortieren, Beziehungen herzustellen und Gruppen von </text:span><text:span text:style-name="T9">verschiedenste Sachen</text:span><text:span text:style-name="T7"> und Ideen zu schaffen. Der Kognitionswissenschaftler Steven Harnad hat sogar gesagt:</text:span><text:span text:style-name="T70"> “Cognition is </text:span><text:span text:style-name="T72">C</text:span><text:span text:style-name="T70">ategorization“</text:span><text:span text:style-name="T70"><text:note text:id="ftn1" text:note-class="footnote"><text:note-citation>1</text:note-citation><text:note-body><text:p text:style-name="P35"><text:span text:style-name="T84"><text:s/>(Steven Harnad, </text:span>Handbook of Categorization in Cognitive Science, <text:span text:style-name="T84">2005, S.20-45)</text:span></text:p></text:note-body></text:note></text:span><text:span text:style-name="T70">. </text:span><text:span text:style-name="T71">M</text:span><text:span text:style-name="T7">ensch</text:span><text:span text:style-name="T10">en</text:span><text:span text:style-name="T7"> Lernen </text:span><text:span text:style-name="T10">indem sie</text:span><text:span text:style-name="T7"> Daten, Informationen und Wissen analysieren, organisieren und </text:span><text:span text:style-name="T10">abrufe</text:span><text:span text:style-name="T11">n</text:span><text:span text:style-name="T10">. Sie </text:span><text:span text:style-name="T7">erkennen Muster </text:span><text:span text:style-name="T10">wobei sie </text:span><text:span text:style-name="T7">Erfahrungen, Konzepte und Ideen vergleichen.</text:span><text:span text:style-name="T70"> </text:span><text:span text:style-name="T8">Organisation hilft uns, </text:span><text:span text:style-name="T10">Sachen im </text:span><text:span text:style-name="T8">täglichen Leben zu verstehen und </text:span><text:span text:style-name="T28">um</text:span><text:span text:style-name="T7"> schnell und effizient zu sein.</text:span><text:span text:style-name="T7"><text:note text:id="ftn2" text:note-class="footnote"><text:note-citation>2</text:note-citation><text:note-body><text:p text:style-name="P42"><text:span text:style-name="T2"><text:s/>(Vgl. </text:span><text:span text:style-name="T3">Daniel N. Joudrey und Arlene G. Taylor</text:span><text:span text:style-name="T82">, </text:span><text:span text:style-name="T83">The Organization of Information</text:span><text:span text:style-name="T82">: </text:span><text:span text:style-name="T83">Fourth Edition</text:span><text:span text:style-name="T82">, </text:span><text:span text:style-name="T88">20</text:span><text:span text:style-name="T97">17</text:span><text:span text:style-name="T88">, </text:span><text:span text:style-name="T82"><text:s/>S.</text:span><text:span text:style-name="T83">17-</text:span><text:span text:style-name="T85">18</text:span><text:span text:style-name="T82">)</text:span> </text:p></text:note-body></text:note></text:span></text:p>
      <text:p text:style-name="P2"/>
      <text:p text:style-name="P3">Die Flut an digitalen Daten und Informationen, die wir in den letzten 30 Jahren erlebt haben und die Notwendigkeit, diese zu verwalten, rücken die traditionelle Wissensorganisation <text:span text:style-name="T95">(WO) </text:span>in den Vordergrund. Obwohl die "alten Tricks" in der <text:span text:style-name="T95">WO</text:span> nach wie vor funktionieren und benötigt werden, können sie mit dem schnellen Wachstum des Volumens und der Komplexität digitaler Daten nicht <text:span text:style-name="T90">aushalten</text:span>.<text:note text:id="ftn3" text:note-class="footnote"><text:note-citation>3</text:note-citation><text:note-body><text:p text:style-name="P37"><text:span text:style-name="T87"><text:s/>(Vgl. Jian Qin, Research Paper, Knowledge Organization and Representation under the AI Lens: vol.5, 2020, S.</text:span><text:span text:style-name="T89">6</text:span><text:span text:style-name="T87">)</text:span></text:p></text:note-body></text:note> </text:p>
      <text:p text:style-name="P3"/>
      <text:p text:style-name="P3">Traditionelle Methoden der <text:span text:style-name="T95">WO</text:span> wie Klassifikationssysteme, kontrollierte Vokabulare und taxonomische Strukturen stoßen an ihre Grenzen, wenn es darum geht, mit der enormen Menge an digitalen Daten Schritt zu halten. Die traditionellen Ansätze basieren oft auf <text:span text:style-name="T100">manuellen</text:span> Prozessen und menschlicher<text:span text:style-name="T86"> </text:span>Expertise, die bei der Bewältigung des exponentiellen Datenwachstums an ihre Grenzen stoßen. </text:p>
      <text:p text:style-name="P3"/>
      <text:p text:style-name="P4"><text:soft-page-break/>Um die Herausforderungen der modernen digitalen Informationslandschaft zu bewältigen, sind neue Ansätze und Technologien erforderlich. Eine wichtige Entwicklung ist die Anwendung von Künstlicher Intelligenz (KI) und maschinellem Lernen <text:span text:style-name="T95">(ML)</text:span>, um automatisierte und intelligente Methoden der <text:span text:style-name="T95">WO</text:span> einzuführen.</text:p>
      <text:p text:style-name="P4"><text:s/></text:p>
      <text:p text:style-name="P20"><text:span text:style-name="T8">Die Wissensrepräsentation (</text:span><text:span text:style-name="T12">W</text:span><text:span text:style-name="T8">R) in der </text:span><text:span text:style-name="T13">KI</text:span><text:span text:style-name="T8"> beinhaltet die Erstellung einer strukturierten Menge von Aussagen, die Fakten, Beziehungen und Bedingungen mithilfe formaler Sprachen oder Schemata darstellen. Davies et al. (1993) </text:span><text:span text:style-name="T25">definierte </text:span><text:span text:style-name="T26">WR</text:span><text:span text:style-name="T5"> </text:span><text:span text:style-name="T25">als </text:span><text:span text:style-name="T5">ein Ersatz, eine Reihe ontologischer Verpflichtungen, eine fragmentarische Theorie intelligenten Denkens, ein Medium für effiziente </text:span><text:span text:style-name="T27">Berechnungen</text:span><text:span text:style-name="T5"> und schließlich ein Medium menschlichen Ausdrucks.</text:span><text:span text:style-name="T5"><text:note text:id="ftn4" text:note-class="footnote"><text:note-citation>4</text:note-citation><text:note-body><text:p text:style-name="P38"><text:s/><text:span text:style-name="T91">(</text:span><text:span text:style-name="T87">Vgl. Jian Qin, Research Paper, Knowledge Organization and Representation under the AI Lens: vol.5, 2020, S.</text:span><text:span text:style-name="T91">8)</text:span></text:p></text:note-body></text:note></text:span><text:span text:style-name="T69"> </text:span><text:span text:style-name="T8"><text:s/>Diese Technologien können große Datenmengen analysieren, Muster erkennen und automatisch Erkenntnisse generieren, um Informationen besser zu strukturieren und zu kategorisieren. Diese Repräsentationen bilden die Grundlage für den Reasoning-Prozess, der es KI-Systemen ermöglicht, informierte Entscheidungen zu treffen, Maßnahmen zu ergreifen und Schlussfolgerungen zu ziehen. Die Fähigkeit zum logischen Schlussfolgern ist eine wesentliche Unterscheidung zwischen </text:span><text:span text:style-name="T12">WR </text:span><text:span text:style-name="T8">in der </text:span><text:span text:style-name="T13">KI</text:span><text:span text:style-name="T8"> und Traditionelle Methoden der </text:span><text:span text:style-name="T13">WO</text:span><text:span text:style-name="T8">.</text:span><text:span text:style-name="T8"><text:note text:id="ftn5" text:note-class="footnote"><text:note-citation>5</text:note-citation><text:note-body><text:p text:style-name="P36"><text:s/><text:span text:style-name="T87">(Vgl. Jian Qin, Research Paper, Knowledge Organization and Representation under the AI Lens: vol.5, 2020, S.4)</text:span></text:p></text:note-body></text:note></text:span></text:p>
      <text:p text:style-name="P3"/>
      <text:p text:style-name="P5">Traditionelle <text:span text:style-name="T95">WO</text:span> dienen hauptsächlich der Standardisierung von Vokabularen und Klassifikationssystemen, während KI-basierte <text:span text:style-name="T95">WR</text:span> darauf abzielt, Aussagen und Beziehungen in formalen Sprachen darzustellen, um Schlussfolgerungen zu ziehen. Trotz diese Unterschiede zeigen sich <text:span text:style-name="T100">auch</text:span> Gemeinsamkeiten in Bezug auf Sprache und Technologie. In den letzten Jahren hat es eine Annäherung der beiden Bereiche durch Fortschritte in semantischen Webtechnologien und Datenwissenschaft gegeben. Die Suche nach effektiveren Ansätzen im Umgang mit digitalen Daten hat dazu geführt, dass beide Gemeinschaften voneinander lernen und Methoden austauschen. Es gibt auch eine wachsende Konvergenz in der Wissensrepräsentation zwischen den beiden Bereichen.<text:note text:id="ftn6" text:note-class="footnote"><text:note-citation>6</text:note-citation><text:note-body><text:p text:style-name="P39"><text:s/><text:span text:style-name="T92">(</text:span><text:span text:style-name="T87">Vgl. Jian Qin, Research Paper, Knowledge Organization and Representation under the AI Lens: vol.5, 2020, S.</text:span><text:span text:style-name="T92">9-11</text:span><text:span text:style-name="T87">)</text:span></text:p></text:note-body></text:note></text:p>
      <text:p text:style-name="P55"/>
      <text:p text:style-name="P58"><text:span text:style-name="T43">Es ist nennenswert, dass das Strukturieren von Wissen </text:span><text:span text:style-name="T44">ihre rolle nicht verliert</text:span><text:span text:style-name="T43">, da es für die Gründung und Organisation von verschiedenste Informationen benötigt wird. Deswegen ist es verständlich, warum die Mehrheit an Experten daran glauben, dass es schwer wäre </text:span><text:span text:style-name="T50">darauf</text:span><text:span text:style-name="T43"> zu verzichten. Andererseits entsteht das Argument, dass </text:span><text:span text:style-name="T44">KI-</text:span><text:span text:style-name="T45">Systeme</text:span><text:span text:style-name="T43"> die Notwendigkeit davon verringern können. Dies ist möglich, da Maschinelle Lernsysteme dazu fähig sind, ohne eine explizite Strukturierung des Wissens, Muster automatisch zu erkennen und aus ihnen Vorhersagen zu treffen.</text:span><text:span text:style-name="T76"> </text:span><text:span text:style-name="T49">Dies ist erreichbar, indem KI-Systeme verschiedene Methoden verwenden, wie neuronale Netze und Entscheidungsbäume. Aufgrund dessen lernen </text:span><text:span text:style-name="T52">sie </text:span><text:span text:style-name="T49">aus vorherige Erfahrungen, um bessere Entscheidungen zu treffen.</text:span><text:span text:style-name="T80"> </text:span></text:p>
      <text:p text:style-name="P48"/>
      <text:p text:style-name="P49"><text:soft-page-break/><text:span text:style-name="T42">Es gab Projekte, die Prinzipien und Kriterien aus der KI für die </text:span><text:span text:style-name="T65">WO</text:span><text:span text:style-name="T42"> im digitalen Zeitalter übernommen haben. Beispiele dafür sind die Verwendung von Semantic Web-Technologiestandards wie SKOS, RDF und OWL, um bestehende Wissensorganisationssysteme </text:span><text:span text:style-name="T65">(WOS)</text:span><text:span text:style-name="T42"> in </text:span><text:span text:style-name="T61">strukturierte</text:span><text:span text:style-name="T42"> Daten für </text:span><text:span text:style-name="T65">sich selbst</text:span><text:span text:style-name="T42"> umzuwandeln. Allerdings löst die</text:span><text:span text:style-name="T65">se</text:span><text:span text:style-name="T42"> Umwandlung nicht die Herausforderungen bei der Gewinnung neuer Erkenntnisse. Sowohl die WO als WR stehen vor Schwierigkeiten bei der Gewinnung neuer Erkenntnisse aufgrund der Komplexität von Wissensausdrücken und der schnellen Veränderungen von Sprache und Terminologien in Gesellschaft, Wissenschaft und Technologie. Natürliche Sprachverarbeitung, </text:span><text:span text:style-name="T66">ML</text:span><text:span text:style-name="T42"> und Cluster/-Klassifikationstechniken können eingesetzt werden, um das Engpassproblem bei der Wissensgewinnung anzugehen. </text:span><text:span text:style-name="T66">I</text:span><text:span text:style-name="T42">m Vergleich zu manuell generierten Beziehungen </text:span><text:span text:style-name="T66">hatten </text:span><text:span text:style-name="T42">Automatische Tools Schwierigkeiten, Beziehungen zwischen Wissensknoten zu erkennen. Die</text:span><text:span text:style-name="T66">se Schwierigkeit</text:span><text:span text:style-name="T42"> </text:span><text:span text:style-name="T66">bleibt eine </text:span><text:span text:style-name="T42">herausfordernde Aufgabe in der </text:span><text:span text:style-name="T66">WR</text:span><text:span text:style-name="T42">.</text:span><text:span text:style-name="T42"><text:note text:id="ftn7" text:note-class="footnote"><text:note-citation>7</text:note-citation><text:note-body><text:p text:style-name="P40"><text:s/><text:span text:style-name="T92">(</text:span><text:span text:style-name="T87">Vgl. Jian Qin, Research Paper, Knowledge Organization and Representation under the AI Lens: vol.5, 2020, S.</text:span><text:span text:style-name="T93">11</text:span><text:span text:style-name="T92">-1</text:span><text:span text:style-name="T93">3</text:span><text:span text:style-name="T87">)</text:span></text:p></text:note-body></text:note></text:span></text:p>
      <text:p text:style-name="P48"/>
      <text:p text:style-name="P21"><text:span text:style-name="T14">Beim Strukturierte von Wissen sind </text:span><text:span text:style-name="T7">Daten und Informationen umsetzbar, um die Qualität </text:span><text:span text:style-name="T28">von</text:span><text:span text:style-name="T7"> Vorhersagen und Entscheidungen zu unterstützen oder verbessern. </text:span><text:span text:style-name="T15">M</text:span><text:span text:style-name="T7">an </text:span><text:span text:style-name="T15">kann</text:span><text:span text:style-name="T7"> damit die Zuverlässigkeit und Sicherheit von Tiefe Lernsysteme </text:span><text:span text:style-name="T4"><text:s/></text:span><text:span text:style-name="T7">erhöhen, da potenzielle Fehlerquellen ausgewichen werden können.</text:span><text:span text:style-name="T70"> </text:span></text:p>
      <text:p text:style-name="P50"/>
      <text:p text:style-name="P22"><text:span text:style-name="T16">Es ist auch möglich </text:span><text:span text:style-name="T17">eine hierarchischen Form </text:span><text:span text:style-name="T16">zu b</text:span><text:span text:style-name="T17">il</text:span><text:span text:style-name="T16">den</text:span><text:span text:style-name="T17">, in der Information auf Priorität gestuft werden. Dadurch können relevante Daten schneller und einfacher gefunden und verwendet werden. Ohne die unnötige Verschwendung von Zeit und Ressourcen.</text:span><text:span text:style-name="T73"> </text:span></text:p>
      <text:p text:style-name="P45"/>
      <text:p text:style-name="P6"><text:span text:style-name="T74">Ein weiterer wichtiger Aspekt ist die semantische Technologie, bei der die Bedeutung von Informationen verstanden und mithilfe von Ontologien und verknüpften Datenmodellen organisiert wird. Durch die Verknüpfung von Daten und die Schaffung von Bedeutungszusammenhängen können komplexe Zusammenhänge besser erfasst und </text:span><text:span text:style-name="T102">ausgenutzt</text:span><text:span text:style-name="T74"> werden. </text:span><text:span text:style-name="T74"><text:note text:id="ftn8" text:note-class="footnote"><text:note-citation>8</text:note-citation><text:note-body><text:p text:style-name="P37"><text:span text:style-name="T87"><text:s/>(Vgl. Jian Qin, Research Paper, Knowledge Organization and Representation under the AI Lens: vol.5, 2020, S.</text:span><text:span text:style-name="T89">6</text:span><text:span text:style-name="T87">)</text:span></text:p></text:note-body></text:note></text:span><text:span text:style-name="T74"><text:s/></text:span><text:span text:style-name="T96">Möglicherweise verfügen Computer dadurch die Fähigkeit, auf natürliche Sprachen zu reagieren. Das bedeutet, Computer können die menschliche Sprache verstehen und sind fähig, damit zu arbeiten.</text:span></text:p>
      <text:p text:style-name="P48"/>
      <text:p text:style-name="P23"><text:span text:style-name="T7">Durchaus gibt es das Argument, dass die ethischen Aspekte von KI-Systeme besser verstanden werden. </text:span><text:span text:style-name="T18">Somit</text:span><text:span text:style-name="T7"> kann man bei der Implementierung von </text:span><text:span text:style-name="T18">KI </text:span><text:span text:style-name="T7">ein besserer Überblick haben, um ethische Werte zu berücksichtigen. Das Ziel besteht darin, dass solche Systeme die Bedürfnisse von Menschen besser verstehen und bewerten können. Daraus wird die Anzahl an erzeugten schädliche Ergebnisse </text:span><text:soft-page-break/><text:span text:style-name="T7">verringert, die uns negativ beeinflussen können. Z.</text:span><text:span text:style-name="T19">B.</text:span><text:span text:style-name="T7"> können </text:span><text:span text:style-name="T18">KI</text:span><text:span text:style-name="T7">-Systeme <text:s/>diskriminierend gegenüber bestimmte Gruppen von Menschen wirken. </text:span></text:p>
      <text:p text:style-name="P61"/>
      <text:p text:style-name="P24"><text:span text:style-name="T7">Es </text:span><text:span text:style-name="T28">kann</text:span><text:span text:style-name="T7"> argumentiert werden, dass die Strukturierung von Wissen in der Entwicklung von verschiedenste </text:span><text:span text:style-name="T20">KI-Systeme</text:span><text:span text:style-name="T5"> </text:span><text:span text:style-name="T7">derzeit eine noch viel wichtigere Rolle spielt als je zuvor. Der Grund dafür ist die sehr große Menge an Daten, mit der wir in kurzer Zeit umgehen. Dadurch können wir auf unerhebliche Probleme stoßen. <text:line-break/>Allerdings sollten wir darauf achten, dass sich die Art und Weise, wie wir Wissen strukturieren, im Zuge der Entwicklung von KI-Systemen verändert hat. </text:span></text:p>
      <text:p text:style-name="P51"/>
      <text:p text:style-name="P52"><text:span text:style-name="T42">Es gibt dementsprechend eine Alternative zu traditionellen Ordnungen von Daten und Informationen, dieses Konzept heißt vernetzte Daten. Traditionelle Ordnungssysteme haben eine Hürde, diese ist die Verarbeitung von komplexe unstrukturierten </text:span><text:span text:style-name="T61">Daten</text:span><text:span text:style-name="T42">. Vernetzte Daten ermöglichen es mit solche Daten zu arbeiten. Dies geschieht, indem Informationen als Teil eines Netzwerks betrachtet werden. Dadurch wird die Verarbeitung von komplexe unstrukturierten Informationen möglich, da Zusammenhänge und Muster schneller und präziser identifiziert werden. Dieser </text:span><text:span text:style-name="T55">Prozess</text:span><text:span text:style-name="T42"> spart uns viel Zeit und Arbeit in der Forschung und Praxis.</text:span> </text:p>
      <text:p text:style-name="P7"/>
      <text:p text:style-name="P25"><text:span text:style-name="T32">Darüber hinaus werden </text:span><text:span text:style-name="T33">KI-Systeme </text:span><text:span text:style-name="T34">durch das Strukturieren von Wissen </text:span><text:span text:style-name="T32">verständlicher und transparenter, das ist uns sehr wichtig, da wir wissen wollen, wie es zu eine Vorhersage kam. Die Entwickler von KI-Systeme wissen selbst nicht, wie ihre KI genau funktioniert, also ist es hilfreich zu wissen, welche Daten verwendet werden </text:span><text:span text:style-name="T30">und</text:span><text:span text:style-name="T32"> von wo sie herkamen. Durchaus ist es dann möglich, zu dokumentieren, wie es zu eine Vorhersage gekommen ist. Letztendlich können wir dann entscheiden, ob die Lösung oder Vorhersage mit unsere ethische Standards übereinstimmt. </text:span></text:p>
      <text:p text:style-name="P48"/>
      <text:p text:style-name="P59"><text:span text:style-name="T46">Es gibt dennoch einige Herausforderungen beim Strukturieren von Wissen für KI-Systeme, die man nicht übersehen darf. Zum Beispiel kann es schwierig sein, eine Balance zwischen die Flexibilität und die Strukturierung von Daten zu finden. D</text:span><text:span text:style-name="T48">ies</text:span><text:span text:style-name="T46"> verursacht ein Problem bei die Analyse und Entdeckung von ungewöhnliche Muster in Daten. Diese Fähigkeit benötigen wir, um unerwartete Fehler beheben zu können. Grund für dieses Problem ist die manchmal zu </text:span><text:span text:style-name="T51">starke</text:span><text:span text:style-name="T46"> Strukturierung von Daten. Aus dem Grund werden notwendige Daten übersprungen, die </text:span><text:span text:style-name="T47">grundlegend</text:span><text:span text:style-name="T46"> für das Endergebnis sind. Solche Fehler werden mit der Zeit offensichtlicher und können zu große unumkehrbare Folgen führen.</text:span><text:span text:style-name="T77"> </text:span></text:p>
      <text:p text:style-name="P56"/>
      <text:p text:style-name="P53"><text:span text:style-name="T56">Nicht zu vergessen ist, dass auch auf die Qualität und Korrektheit von Daten geachtet werden sollte, damit die Ergebnisse von KI-Systeme auf korrekte Daten basieren. Wenn die Daten fehlerhaft oder unvollständig sind, führt es zu die </text:span><text:soft-page-break/><text:span text:style-name="T56">Erzeugung von falsche und oder unvollständige Ergebnisse. Deswegen sollten die von KI-</text:span><text:span text:style-name="T60">System</text:span><text:span text:style-name="T56"> verwendete Daten auf Qualität geprüft und validiert werden. Am Ende kann es dazu führen, dass wir die Schuld auf die KI </text:span><text:span text:style-name="T62">für</text:span><text:span text:style-name="T56"> unzuverlässige Ergebnisse schieben, um danach herauszufinden, dass die Daten selbst fehlerhaft waren.</text:span><text:span text:style-name="T75"> </text:span></text:p>
      <text:p text:style-name="P57"/>
      <text:p text:style-name="P54"><text:span text:style-name="T57">Die Herausforderungen, denen sich die </text:span><text:span text:style-name="T58">W</text:span><text:span text:style-name="T57">O </text:span><text:span text:style-name="T58">C</text:span><text:span text:style-name="T57">ommunity gegenübersieht, sind zweifach. Erstens müssen sie KI-Techniken und -Methoden nutzen, um neue Vokabulare und </text:span><text:span text:style-name="T59">WOS</text:span><text:span text:style-name="T57"> zu entwickeln. Zweitens sollten die umfangreichen Sammlungen etablierter </text:span><text:span text:style-name="T58">WOS</text:span><text:span text:style-name="T57">, die über Jahre hinweg durch Forschung entwickelt wurden, ihren Wert beitragen, indem sie strukturierte Daten </text:span><text:span text:style-name="T58">in</text:span><text:span text:style-name="T57"> Wissenserwerbs- und -darstellungslösungen </text:span><text:span text:style-name="T58">ei</text:span><text:span text:style-name="T57">nbringen.</text:span><text:span text:style-name="T57"><text:note text:id="ftn9" text:note-class="footnote"><text:note-citation>9</text:note-citation><text:note-body><text:p text:style-name="P41"><text:span text:style-name="T92"><text:s/>(</text:span><text:span text:style-name="T87">Vgl. Jian Qin, Research Paper, Knowledge Organization and Representation under the AI Lens: vol.5, 2020, S.</text:span><text:span text:style-name="T94">14</text:span><text:span text:style-name="T87">)</text:span></text:p></text:note-body></text:note></text:span></text:p>
      <text:p text:style-name="P57"/>
      <text:p text:style-name="P26"><text:span text:style-name="T35">Abschließend </text:span><text:span text:style-name="T36">müssen wir uns mit die Ethik von </text:span><text:span text:style-name="T35">ML </text:span><text:span text:style-name="T36">und </text:span><text:span text:style-name="T40">AI-Systeme </text:span><text:span text:style-name="T41">beschäftigen</text:span><text:span text:style-name="T36">. KI-Systeme werden in viele verschiedene Bereiche eingesetzt. </text:span><text:span text:style-name="T37">Disziplinen</text:span><text:span text:style-name="T36">, die eine Auswirkung auf das Leben </text:span><text:span text:style-name="T37">von</text:span><text:span text:style-name="T36"> Menschen haben. Dazu gehören </text:span><text:span text:style-name="T37">Felder in die</text:span><text:span text:style-name="T36"> Gesundheitsversorgung und </text:span><text:span text:style-name="T31">die</text:span><text:span text:style-name="T36"> öffentliche Sicherheit. Sogar kreative </text:span><text:span text:style-name="T37">gebiete</text:span><text:span text:style-name="T36">, wie die Kunst </text:span><text:span text:style-name="T38">werden beeinfluss</text:span><text:span text:style-name="T37">t. 80% der Arbeitnehmer sind in einem Beruf tätig, bei dem mindestens 10% ihrer Aufgaben von Language-Model-Systemen beeinflusst werden, während </text:span><text:span text:style-name="T39">bei </text:span><text:span text:style-name="T37">19% der Arbeitnehmer </text:span><text:span text:style-name="T39">über die </text:span><text:span text:style-name="T37">Hälfte ihrer Aufgaben als beeinflusst gelten.</text:span><text:span text:style-name="T37"><text:note text:id="ftn10" text:note-class="footnote"><text:note-citation>10</text:note-citation><text:note-body><text:p text:style-name="P43"><text:span text:style-name="T105"><text:s/>(</text:span>Tyna Eloundou, Sam Manning, Pamela Mishkin and Daniel Rock, GPTs are GPTs: An Early Look at the Labor Market Impact Potential of Large Language Models, <text:span text:style-name="T105">2023, </text:span><text:span text:style-name="T107">S.11</text:span><text:span text:style-name="T105">)</text:span></text:p></text:note-body></text:note></text:span><text:span text:style-name="T37"> </text:span><text:span text:style-name="T36">Wir müssen Grenzen setzen, indem wir sicherstellen, welche Bereiche nicht von </text:span><text:span text:style-name="T37">KI-Sys</text:span><text:span text:style-name="T36">teme getroffen werden sollten. Daher ist es essenziell, um eine sichere Zukunft zu bewahren, dass diese Systeme transparent und nachvollziehbar sind.</text:span></text:p>
      <text:p text:style-name="P48"/>
      <text:p text:style-name="P27"><text:span text:style-name="T7">Die Entwicklung der </text:span><text:span text:style-name="T21">WR</text:span><text:span text:style-name="T7"> in der </text:span><text:span text:style-name="T21">KI</text:span><text:span text:style-name="T7"> eröffnet der </text:span><text:span text:style-name="T21">W</text:span><text:span text:style-name="T7">O </text:span><text:span text:style-name="T22">Gemeinschaft</text:span><text:span text:style-name="T7"> neue Perspektiven und Möglichkeiten. </text:span><text:span text:style-name="T23">Letztendlich ist</text:span><text:span text:style-name="T68"> </text:span><text:span text:style-name="T23">das Strukturieren von Wissen in Zeiten des maschinellen Lernens </text:span><text:span text:style-name="T29">und</text:span><text:span text:style-name="T23"> der künstlichen Intelligenz nicht überflüssig. </text:span><text:span text:style-name="T7">Im Gegenteil, ist es ein sehr wichtiger Faktor, das fundamental für die effektive Nutzung von KI-Systeme ist. Im Endeffekt sollte die Qualität und Sicherheit im Auge gehalten werden. Derzeit und in naher Zukunft wird die effektive Strukturierung von Wissen immer mehr an Bedeutung zunehmen. Am Ende </text:span><text:span text:style-name="T24">führt</text:span><text:span text:style-name="T7"> es zu dem Erfolg von KI-Systeme und die </text:span><text:span text:style-name="T24">Weiterentwicklung </text:span><text:span text:style-name="T7">zwischen Mensch und Maschine.</text:span><text:span text:style-name="T70"> </text:span></text:p>
      <text:p text:style-name="P18"/>
      <text:p text:style-name="P60"/>
      <text:p text:style-name="P60"/>
      <text:p text:style-name="P60"/>
      <text:p text:style-name="P16"><text:span text:style-name="T85">W</text:span><text:span text:style-name="T82">ortzahl: </text:span><text:span text:style-name="T106">1765</text:span><text:span text:style-name="T103"> </text:span><text:span text:style-name="T82">(Jedes 100ste Wort ist mit „</text:span><text:span text:style-name="T101">Gelb</text:span><text:span text:style-name="T82">“ markiert)</text:span></text:p>
      <text:p text:style-name="P60"/>
      <text:p text:style-name="P60"/>
      <text:p text:style-name="P60"/>
      <text:p text:style-name="P60"><text:soft-page-break/></text:p>
      <text:p text:style-name="P60"/>
      <text:p text:style-name="P60"/>
      <text:p text:style-name="P17">Quellenangaben:</text:p>
      <text:p text:style-name="P44"/>
      <text:p text:style-name="P12">- <text:span text:style-name="T87">Jian Qin, Research Paper, Knowledge Organization and Representation under the AI Lens: vol.5, 2020</text:span></text:p>
      <text:p text:style-name="P12"/>
      <text:p text:style-name="P12">- <text:span text:style-name="T6">Daniel N. Joudrey und Arlene G. Taylor</text:span><text:span text:style-name="T82">, </text:span><text:span text:style-name="T83">The Organization of Information</text:span><text:span text:style-name="T82">: </text:span><text:span text:style-name="T83">Fourth Edition</text:span><text:span text:style-name="T82">, </text:span><text:span text:style-name="T88">20</text:span><text:span text:style-name="T97">17</text:span></text:p>
      <text:p text:style-name="P13"/>
      <text:p text:style-name="P12"><text:span text:style-name="T97">- </text:span><text:span text:style-name="T85">Steven Harnad, </text:span><text:span text:style-name="T97">Handbook of Categorization in Cognitive Science, </text:span><text:span text:style-name="T85">2005</text:span></text:p>
      <text:p text:style-name="P14"/>
      <text:p text:style-name="P12"><text:span text:style-name="T85">- </text:span><text:span text:style-name="T99">S</text:span>tefan Andreas Keller, René Schneider <text:span text:style-name="T98">und</text:span> Benno Volk, <text:span text:style-name="T53">Wissensorganisation</text:span></text:p>
      <text:p text:style-name="P12"><text:span text:style-name="T53">und -repräsentation mit digitalen Technologien, </text:span><text:span text:style-name="T54">2014</text:span></text:p>
      <text:p text:style-name="P14"/>
      <text:p text:style-name="P15">- Tyna Eloundou, Sam Manning, Pamela Mishkin and Daniel Rock, GPTs are GPTs: An Early Look at the Labor Market Impact Potential of Large Language Models, <text:span text:style-name="T105">2023</text:span></text:p>
      <text:p text:style-name="P6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Absatz-Standardschriftart"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4T15:02:25.450000000</meta:creation-date>
    <dc:date>2023-05-30T15:45:45.734000000</dc:date>
    <meta:editing-duration>PT6H39M39S</meta:editing-duration>
    <meta:editing-cycles>45</meta:editing-cycles>
    <meta:generator>LibreOffice/7.3.4.2$Windows_X86_64 LibreOffice_project/728fec16bd5f605073805c3c9e7c4212a0120dc5</meta:generator>
    <meta:document-statistic meta:table-count="0" meta:image-count="0" meta:object-count="0" meta:page-count="7" meta:paragraph-count="50" meta:word-count="2061" meta:character-count="15139" meta:non-whitespace-character-count="13095"/>
  </office:meta>
</office:document-meta>
</file>